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4.46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183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border="0.99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Tabela de Preços das peças do projeto LaunchPad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Itens</text:p>
          </table:table-cell>
          <table:table-cell table:style-name="ce2" office:value-type="string" calcext:value-type="string">
            <text:p>Preço 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/>
          <table:table-cell office:value-type="string" calcext:value-type="string">
            <text:p>KIT 10 Botões Acrílico </text:p>
          </table:table-cell>
          <table:table-cell table:style-name="ce4" office:value-type="string" calcext:value-type="string">
            <text:p>R$33.99</text:p>
          </table:table-cell>
          <table:table-cell office:value-type="string" calcext:value-type="string">
            <text:p>http://fliperamabrasil.com/shop/loja/kit-botoes-acrilico-eletromatic/</text:p>
          </table:table-cell>
        </table:table-row>
        <table:table-row table:style-name="ro1">
          <table:table-cell/>
          <table:table-cell office:value-type="string" calcext:value-type="string">
            <text:p>30 BOTÕES VERDES PARA FLIPERAMA IMPORTADO COM MICRO</text:p>
          </table:table-cell>
          <table:table-cell office:value-type="currency" office:currency="BRL" office:value="59" calcext:value-type="currency">
            <text:p>R$ 59,00</text:p>
          </table:table-cell>
          <table:table-cell office:value-type="string" calcext:value-type="string">
            <text:p>http://www.acessoriosparagames.com.br/detalhes.asp?id=154&amp;produto=345</text:p>
          </table:table-cell>
        </table:table-row>
        <table:table-row table:style-name="ro1">
          <table:table-cell/>
          <table:table-cell office:value-type="string" calcext:value-type="string">
            <text:p>Kit 20 Botões+rosca+micro Para Fliperama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string" calcext:value-type="string">
            <text:p>http://produto.mercadolivre.com.br/MLB-735311897-kit-20-botoesroscamicro-para-fliperama-jukebox-e-hl-_JM</text:p>
          </table:table-cell>
        </table:table-row>
        <table:table-row table:style-name="ro1">
          <table:table-cell/>
          <table:table-cell office:value-type="string" calcext:value-type="string">
            <text:p>Kit 20 Botoes Acrilicos Para Fliperama E Arcade Com Micro</text:p>
          </table:table-cell>
          <table:table-cell office:value-type="currency" office:currency="BRL" office:value="43.6" calcext:value-type="currency">
            <text:p>R$ 43,60</text:p>
          </table:table-cell>
          <table:table-cell office:value-type="string" calcext:value-type="string">
            <text:p>http://produto.mercadolivre.com.br/MLB-691345468-kit-20-botoes-acrilicos-para-fliperama-e-arcade-com-micro-_J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8:23:19.023642706</meta:creation-date>
    <dc:date>2016-08-08T18:29:38.823006792</dc:date>
    <meta:editing-duration>PT6M20S</meta:editing-duration>
    <meta:editing-cycles>1</meta:editing-cycles>
    <meta:document-statistic meta:table-count="1" meta:cell-count="16" meta:object-count="0"/>
    <meta:generator>LibreOffice/5.2.0.4$Linux_X86_64 LibreOffice_project/20m0$Build-4</meta:generator>
  </office:meta>
</office:document-meta>
</file>